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worship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ffff" style:font-name="Segoe UI" fo:font-size="26pt" fo:text-shadow="1pt 1pt" style:font-size-asian="26pt" style:font-size-complex="26pt"/>
    </style:style>
    <style:style style:name="P5" style:family="paragraph"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18pt" fo:font-style="italic" fo:text-shadow="1pt 1pt" style:font-size-asian="18pt" style:font-style-asian="italic" style:font-size-complex="18pt" style:font-style-complex="italic"/>
    </style:style>
    <style:style style:name="T4" style:family="text">
      <style:text-properties fo:color="#83caff" style:text-position="super 58%" style:font-name="Segoe UI" fo:font-size="32pt" fo:text-shadow="1pt 1pt" style:font-size-asian="32pt" style:font-size-complex="32pt"/>
    </style:style>
    <style:style style:name="T5" style:family="text">
      <style:text-properties fo:color="#83ca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template" presentation:presentation-page-layout-name="AL1T0">
        <draw:frame draw:style-name="gr1" draw:text-style-name="P2" draw:layer="layout" svg:width="24.892cm" svg:height="2.774cm" svg:x="1.778cm" svg:y="0.508cm">
          <draw:text-box>
            <text:p text:style-name="P1"><text:span text:style-name="T1">Psalmody</text:span></text:p>
            <text:p text:style-name="P1"><text:span text:style-name="T2">Psalm 71:1-6 </text:span><text:span text:style-name="T3">ESV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template" presentation:presentation-page-layout-name="AL1T0">
        <draw:frame draw:style-name="gr1" draw:text-style-name="P2" draw:layer="layout" svg:width="24.892cm" svg:height="7.766cm" svg:x="1.778cm" svg:y="0.508cm">
          <draw:text-box>
            <text:p text:style-name="P4"><text:span text:style-name="T4">1</text:span><text:span text:style-name="T5"> In you, O Lord, do I take refuge;</text:span></text:p>
            <text:p text:style-name="P5"><text:span text:style-name="T6"><text:s text:c="7"/></text:span><text:span text:style-name="T6">let me never be put to shame!</text:span></text:p>
            <text:p text:style-name="P5"><text:span text:style-name="T4">2</text:span><text:span text:style-name="T5"> In your righteousness deliver me and rescue <text:s/></text:span></text:p>
            <text:p text:style-name="P5"><text:span text:style-name="T5"><text:s text:c="2"/></text:span><text:span text:style-name="T5">me;</text:span></text:p>
            <text:p text:style-name="P5"><text:span text:style-name="T6"><text:s text:c="7"/></text:span><text:span text:style-name="T6">incline your ear to me, and save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template" presentation:presentation-page-layout-name="AL1T0">
        <draw:frame draw:style-name="gr1" draw:text-style-name="P2" draw:layer="layout" svg:width="24.892cm" svg:height="6.263cm" svg:x="1.778cm" svg:y="0.508cm">
          <draw:text-box>
            <text:p text:style-name="P5"><text:span text:style-name="T4">3</text:span><text:span text:style-name="T5"> Be to me a rock of refuge, to which I may </text:span></text:p>
            <text:p text:style-name="P5"><text:span text:style-name="T5"><text:s text:c="2"/></text:span><text:span text:style-name="T5">continually come;</text:span></text:p>
            <text:p text:style-name="P5"><text:span text:style-name="T6"><text:s text:c="7"/></text:span><text:span text:style-name="T6">you have given the command to save me,</text:span></text:p>
            <text:p text:style-name="P5"><text:span text:style-name="T6"><text:s text:c="7"/></text:span><text:span text:style-name="T6">for you are my rock and my fortr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template" presentation:presentation-page-layout-name="AL1T0">
        <draw:frame draw:style-name="gr1" draw:text-style-name="P2" draw:layer="layout" svg:width="24.892cm" svg:height="7.766cm" svg:x="1.778cm" svg:y="0.508cm">
          <draw:text-box>
            <text:p text:style-name="P5"><text:span text:style-name="T4">4</text:span><text:span text:style-name="T5"> Rescue me, O my God, from the hand of the </text:span></text:p>
            <text:p text:style-name="P5"><text:span text:style-name="T5"><text:s text:c="2"/></text:span><text:span text:style-name="T5">wicked,</text:span></text:p>
            <text:p text:style-name="P5"><text:span text:style-name="T6"><text:s text:c="7"/></text:span><text:span text:style-name="T6">from the grasp of the unjust and cruel man.</text:span></text:p>
            <text:p text:style-name="P5"><text:span text:style-name="T4">5</text:span><text:span text:style-name="T5"> For you, O Lord, are my hope, </text:span></text:p>
            <text:p text:style-name="P5"><text:span text:style-name="T6"><text:s text:c="7"/></text:span><text:span text:style-name="T6">my trust, O Lord, from my yo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template" presentation:presentation-page-layout-name="AL1T0">
        <draw:frame draw:style-name="gr1" draw:text-style-name="P2" draw:layer="layout" svg:width="24.892cm" svg:height="6.263cm" svg:x="1.778cm" svg:y="0.508cm">
          <draw:text-box>
            <text:p text:style-name="P5"><text:span text:style-name="T4">6</text:span><text:span text:style-name="T5"> Upon you I have leaned from before my birth;</text:span></text:p>
            <text:p text:style-name="P5"><text:span text:style-name="T5"><text:s text:c="2"/></text:span><text:span text:style-name="T5">you are he who took me from my mother's </text:span></text:p>
            <text:p text:style-name="P5"><text:span text:style-name="T5"><text:s text:c="2"/></text:span><text:span text:style-name="T5">womb.</text:span></text:p>
            <text:p text:style-name="P5"><text:span text:style-name="T6"><text:s text:c="7"/></text:span><text:span text:style-name="T6">My praise is continually of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template" presentation:presentation-page-layout-name="AL1T0">
        <draw:frame draw:style-name="gr1" draw:text-style-name="P2" draw:layer="layout" svg:width="24.892cm" svg:height="4.76cm" svg:x="1.778cm" svg:y="0.508cm">
          <draw:text-box>
            <text:p text:style-name="P5"><text:span text:style-name="T6">C: Glory be to the Father and to the Son and to </text:span></text:p>
            <text:p text:style-name="P5"><text:span text:style-name="T6"><text:s text:c="4"/></text:span><text:span text:style-name="T6">the Holy Spirit; as it was in the beginning, is </text:span></text:p>
            <text:p text:style-name="P5"><text:span text:style-name="T6"><text:s text:c="4"/></text:span><text:span text:style-name="T6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template-background" style:display-name="worship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template-backgroundobjects" style:display-name="worship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template-notes" style:display-name="worship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template-outline1" style:display-name="worship%20template-outline1" style:family="presentation">
      <style:graphic-properties draw:stroke="none" draw:fill="none" draw:auto-grow-height="false" draw:fit-to-size="shrink-to-fit">
        <text:list-style style:name="worship_25_20template-outline1" style:display-name="worship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outline2" style:display-name="worship%20template-outline2" style:family="presentation" style:parent-style-name="worship_25_20templat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template-outline3" style:display-name="worship%20template-outline3" style:family="presentation" style:parent-style-name="worship_25_20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template-outline4" style:display-name="worship%20template-outline4" style:family="presentation" style:parent-style-name="worship_25_20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template-outline5" style:display-name="worship%20template-outline5" style:family="presentation" style:parent-style-name="worship_25_20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6" style:display-name="worship%20template-outline6" style:family="presentation" style:parent-style-name="worship_25_20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7" style:display-name="worship%20template-outline7" style:family="presentation" style:parent-style-name="worship_25_20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8" style:display-name="worship%20template-outline8" style:family="presentation" style:parent-style-name="worship_25_20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9" style:display-name="worship%20template-outline9" style:family="presentation" style:parent-style-name="worship_25_20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subtitle" style:display-name="worship%20template-subtitle" style:family="presentation">
      <style:graphic-properties draw:stroke="none" draw:fill="none" draw:textarea-vertical-align="middle">
        <text:list-style style:name="worship_25_20template-subtitle" style:display-name="worship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title" style:display-name="worship%20template-title" style:family="presentation">
      <style:graphic-properties draw:stroke="none" draw:fill="none" draw:textarea-vertical-align="middle">
        <text:list-style style:name="worship_25_20template-title" style:display-name="worship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template" style:display-name="worship%20template" style:page-layout-name="PM1" draw:style-name="Mdp1">
      <draw:frame presentation:style-name="worship_25_20template-title" draw:layer="backgroundobjects" svg:width="25.199cm" svg:height="2.63cm" svg:x="1.4cm" svg:y="0.627cm" presentation:class="title" presentation:placeholder="true">
        <draw:text-box/>
      </draw:frame>
      <draw:frame presentation:style-name="worship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template-title" draw:layer="backgroundobjects" svg:width="13.968cm" svg:height="10.476cm" svg:x="3.81cm" svg:y="2.123cm" presentation:class="page"/>
        <draw:frame presentation:style-name="worship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20:09:23.604000000</meta:creation-date>
    <dc:title>worship template</dc:title>
    <meta:editing-duration>PT3M28S</meta:editing-duration>
    <meta:editing-cycles>3</meta:editing-cycles>
    <meta:generator>LibreOffice/5.0.4.2$Windows_x86 LibreOffice_project/2b9802c1994aa0b7dc6079e128979269cf95bc78</meta:generator>
    <dc:date>2016-01-29T20:58:32.967000000</dc:date>
    <meta:document-statistic meta:object-count="39"/>
    <meta:template xlink:type="simple" xlink:actuate="onRequest" xlink:title="worship template" xlink:href="../../../../../AppData/Roaming/LibreOffice/4/user/template/worship%20template.otp" meta:date="2016-01-29T20:09:23.040000000"/>
  </office:meta>
</office:document-meta>
</file>